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77b0" officeooo:paragraph-rsid="001177b0"/>
    </style:style>
    <style:style style:name="P2" style:family="paragraph" style:parent-style-name="Standard">
      <style:text-properties officeooo:rsid="001177b0" officeooo:paragraph-rsid="0012ee65"/>
    </style:style>
    <style:style style:name="P3" style:family="paragraph" style:parent-style-name="Standard">
      <style:text-properties officeooo:rsid="001177b0" officeooo:paragraph-rsid="0014d306"/>
    </style:style>
    <style:style style:name="P4" style:family="paragraph" style:parent-style-name="Standard">
      <style:text-properties officeooo:rsid="001177b0" officeooo:paragraph-rsid="002806d6"/>
    </style:style>
    <style:style style:name="P5" style:family="paragraph" style:parent-style-name="Standard">
      <style:text-properties officeooo:rsid="001177b0" officeooo:paragraph-rsid="0028f69f"/>
    </style:style>
    <style:style style:name="P6" style:family="paragraph" style:parent-style-name="Standard">
      <style:text-properties officeooo:rsid="001177b0" officeooo:paragraph-rsid="0029e9e1"/>
    </style:style>
    <style:style style:name="P7" style:family="paragraph" style:parent-style-name="Standard">
      <style:text-properties officeooo:rsid="001177b0" officeooo:paragraph-rsid="002ad40c"/>
    </style:style>
    <style:style style:name="P8" style:family="paragraph" style:parent-style-name="Standard">
      <style:text-properties officeooo:rsid="001177b0" officeooo:paragraph-rsid="0015caac"/>
    </style:style>
    <style:style style:name="P9" style:family="paragraph" style:parent-style-name="Standard">
      <style:text-properties officeooo:rsid="001177b0" officeooo:paragraph-rsid="002ec601"/>
    </style:style>
    <style:style style:name="P10" style:family="paragraph" style:parent-style-name="Standard">
      <style:text-properties officeooo:rsid="001177b0" officeooo:paragraph-rsid="0032edce"/>
    </style:style>
    <style:style style:name="P11" style:family="paragraph" style:parent-style-name="Standard">
      <style:text-properties officeooo:rsid="001177b0" officeooo:paragraph-rsid="00339f74"/>
    </style:style>
    <style:style style:name="P12" style:family="paragraph" style:parent-style-name="Standard">
      <style:text-properties officeooo:rsid="001177b0" officeooo:paragraph-rsid="003489bd"/>
    </style:style>
    <style:style style:name="P13" style:family="paragraph" style:parent-style-name="Standard">
      <style:text-properties style:font-name="Arial1" officeooo:rsid="001177b0" officeooo:paragraph-rsid="001177b0"/>
    </style:style>
    <style:style style:name="P14" style:family="paragraph" style:parent-style-name="Standard">
      <style:text-properties style:font-name="Arial" officeooo:rsid="001177b0" officeooo:paragraph-rsid="001177b0" style:font-name-asian="Arial2" style:font-name-complex="Arial2"/>
    </style:style>
    <style:style style:name="P15" style:family="paragraph" style:parent-style-name="Standard">
      <style:text-properties style:font-name="Arial" officeooo:rsid="001177b0" officeooo:paragraph-rsid="0013429e" style:font-name-asian="Arial2" style:font-name-complex="Arial2"/>
    </style:style>
    <style:style style:name="P16" style:family="paragraph" style:parent-style-name="Standard">
      <style:text-properties style:font-name="Arial" officeooo:rsid="001177b0" officeooo:paragraph-rsid="00206e37" style:font-name-asian="Arial2" style:font-name-complex="Arial2"/>
    </style:style>
    <style:style style:name="P17" style:family="paragraph" style:parent-style-name="Standard">
      <style:text-properties style:font-name="Arial" officeooo:rsid="001177b0" officeooo:paragraph-rsid="0012de1a" style:font-name-asian="Arial2" style:font-name-complex="Arial2"/>
    </style:style>
    <style:style style:name="P18" style:family="paragraph" style:parent-style-name="Standard">
      <style:text-properties style:font-name="Arial" officeooo:rsid="001177b0" officeooo:paragraph-rsid="002766ed" style:font-name-asian="Arial2" style:font-name-complex="Arial2"/>
    </style:style>
    <style:style style:name="P19" style:family="paragraph" style:parent-style-name="Standard">
      <style:text-properties style:font-name="Arial" officeooo:rsid="001177b0" officeooo:paragraph-rsid="002806d6" style:font-name-asian="Arial2" style:font-name-complex="Arial2"/>
    </style:style>
    <style:style style:name="P20" style:family="paragraph" style:parent-style-name="Standard">
      <style:text-properties style:font-name="Arial" officeooo:rsid="001177b0" officeooo:paragraph-rsid="0028f69f" style:font-name-asian="Arial2" style:font-name-complex="Arial2"/>
    </style:style>
    <style:style style:name="P21" style:family="paragraph" style:parent-style-name="Standard">
      <style:text-properties style:font-name="Arial" officeooo:rsid="001177b0" officeooo:paragraph-rsid="0029e9e1" style:font-name-asian="Arial2" style:font-name-complex="Arial2"/>
    </style:style>
    <style:style style:name="P22" style:family="paragraph" style:parent-style-name="Standard">
      <style:text-properties style:font-name="Arial" officeooo:rsid="001177b0" officeooo:paragraph-rsid="002c9010" style:font-name-asian="Arial2" style:font-name-complex="Arial2"/>
    </style:style>
    <style:style style:name="P23" style:family="paragraph" style:parent-style-name="Standard">
      <style:text-properties style:font-name="Arial" officeooo:rsid="001177b0" officeooo:paragraph-rsid="002da0c1" style:font-name-asian="Arial2" style:font-name-complex="Arial2"/>
    </style:style>
    <style:style style:name="P24" style:family="paragraph" style:parent-style-name="Standard">
      <style:text-properties style:font-name="Arial" officeooo:rsid="0012ee65" officeooo:paragraph-rsid="0012ee65" style:font-name-asian="Arial2" style:font-name-complex="Arial2"/>
    </style:style>
    <style:style style:name="P25" style:family="paragraph" style:parent-style-name="Standard">
      <style:text-properties style:font-name="Arial" officeooo:rsid="0012ee65" officeooo:paragraph-rsid="002ad40c" style:font-name-asian="Arial2" style:font-name-complex="Arial2"/>
    </style:style>
    <style:style style:name="P26" style:family="paragraph" style:parent-style-name="Standard">
      <style:text-properties style:font-name="Arial" officeooo:rsid="0012de1a" officeooo:paragraph-rsid="0012de1a" style:font-name-asian="Arial2" style:font-name-complex="Arial2"/>
    </style:style>
    <style:style style:name="P27" style:family="paragraph" style:parent-style-name="Standard">
      <style:text-properties style:font-name="Arial" officeooo:rsid="0012de1a" officeooo:paragraph-rsid="0017882e" style:font-name-asian="Arial2" style:font-name-complex="Arial2"/>
    </style:style>
    <style:style style:name="P28" style:family="paragraph" style:parent-style-name="Standard">
      <style:text-properties style:font-name="Arial" officeooo:rsid="0012de1a" officeooo:paragraph-rsid="001d4d5e" style:font-name-asian="Arial2" style:font-name-complex="Arial2"/>
    </style:style>
    <style:style style:name="P29" style:family="paragraph" style:parent-style-name="Standard">
      <style:text-properties style:font-name="Arial" officeooo:rsid="0012de1a" officeooo:paragraph-rsid="001b0a0e" style:font-name-asian="Arial2" style:font-name-complex="Arial2"/>
    </style:style>
    <style:style style:name="P30" style:family="paragraph" style:parent-style-name="Standard">
      <style:text-properties style:font-name="Arial" officeooo:rsid="0012de1a" officeooo:paragraph-rsid="0029e9e1" style:font-name-asian="Arial2" style:font-name-complex="Arial2"/>
    </style:style>
    <style:style style:name="P31" style:family="paragraph" style:parent-style-name="Standard">
      <style:text-properties style:font-name="Arial" officeooo:rsid="0012de1a" officeooo:paragraph-rsid="002ad40c" style:font-name-asian="Arial2" style:font-name-complex="Arial2"/>
    </style:style>
    <style:style style:name="P32" style:family="paragraph" style:parent-style-name="Standard">
      <style:text-properties style:font-name="Arial" officeooo:rsid="00206e37" officeooo:paragraph-rsid="00206e37" style:font-name-asian="Arial2" style:font-name-complex="Arial2"/>
    </style:style>
    <style:style style:name="P33" style:family="paragraph" style:parent-style-name="Standard">
      <style:text-properties style:font-name="Arial" officeooo:rsid="0013429e" officeooo:paragraph-rsid="0012de1a" style:font-name-asian="Arial2" style:font-name-complex="Arial2"/>
    </style:style>
    <style:style style:name="P34" style:family="paragraph" style:parent-style-name="Standard">
      <style:text-properties style:font-name="Arial" officeooo:rsid="0013429e" officeooo:paragraph-rsid="0013429e" style:font-name-asian="Arial2" style:font-name-complex="Arial2"/>
    </style:style>
    <style:style style:name="P35" style:family="paragraph" style:parent-style-name="Standard">
      <style:text-properties style:font-name="Arial" officeooo:rsid="0017882e" officeooo:paragraph-rsid="0029e9e1" style:font-name-asian="Arial2" style:font-name-complex="Arial2"/>
    </style:style>
    <style:style style:name="P36" style:family="paragraph" style:parent-style-name="Standard">
      <style:text-properties style:font-name="Arial" officeooo:rsid="002766ed" officeooo:paragraph-rsid="002766ed" style:font-name-asian="Arial2" style:font-name-complex="Arial2"/>
    </style:style>
    <style:style style:name="P37" style:family="paragraph" style:parent-style-name="Standard">
      <style:text-properties style:font-name="Arial" officeooo:rsid="001177b0" officeooo:paragraph-rsid="002806d6" style:font-name-asian="Arial2" style:font-name-complex="Arial2" style:font-weight-complex="bold"/>
    </style:style>
    <style:style style:name="P38" style:family="paragraph" style:parent-style-name="Standard">
      <style:text-properties style:font-name="Arial" officeooo:rsid="002766ed" officeooo:paragraph-rsid="002c9010" style:font-name-asian="Arial2" style:font-name-complex="Arial2" style:font-weight-complex="bold"/>
    </style:style>
    <style:style style:name="P39" style:family="paragraph" style:parent-style-name="Standard">
      <style:text-properties style:font-name="Arial" officeooo:rsid="002da0c1" officeooo:paragraph-rsid="002da0c1" style:font-name-asian="Arial2" style:font-name-complex="Arial2" style:font-weight-complex="bold"/>
    </style:style>
    <style:style style:name="P40" style:family="paragraph" style:parent-style-name="Standard">
      <style:text-properties style:font-name="Arial" officeooo:rsid="001aa60b" officeooo:paragraph-rsid="002ec601" style:font-name-asian="Arial2" style:font-name-complex="Arial2" style:font-weight-complex="bold"/>
    </style:style>
    <style:style style:name="P41" style:family="paragraph" style:parent-style-name="Standard">
      <style:text-properties style:font-name="Arial" officeooo:rsid="001aa60b" officeooo:paragraph-rsid="0028f69f" style:font-name-asian="Arial2" style:font-name-complex="Arial2"/>
    </style:style>
    <style:style style:name="P42" style:family="paragraph" style:parent-style-name="Standard">
      <style:text-properties style:font-name="Arial" officeooo:rsid="0029e9e1" officeooo:paragraph-rsid="0029e9e1" style:font-name-asian="Arial2" style:font-name-complex="Arial2"/>
    </style:style>
    <style:style style:name="P43" style:family="paragraph" style:parent-style-name="Standard">
      <style:text-properties style:font-name="Arial" officeooo:rsid="002ec601" officeooo:paragraph-rsid="002ec601" style:font-name-asian="Arial2" style:font-name-complex="Arial2"/>
    </style:style>
    <style:style style:name="P44" style:family="paragraph" style:parent-style-name="Standard">
      <style:text-properties style:font-name="Arial" officeooo:rsid="002fb4dc" officeooo:paragraph-rsid="00339f74" style:font-name-asian="Arial2" style:font-name-complex="Arial2"/>
    </style:style>
    <style:style style:name="P45" style:family="paragraph" style:parent-style-name="Standard">
      <style:text-properties style:font-name="Arial" fo:language="fi" fo:country="FI" officeooo:rsid="002ad40c" officeooo:paragraph-rsid="002ad40c" style:font-name-asian="Arial2" style:font-name-complex="Arial2"/>
    </style:style>
    <style:style style:name="P46" style:family="paragraph" style:parent-style-name="Standard">
      <style:text-properties officeooo:rsid="0012ee65" officeooo:paragraph-rsid="0012ee65"/>
    </style:style>
    <style:style style:name="P47" style:family="paragraph" style:parent-style-name="Standard">
      <style:text-properties officeooo:rsid="0012de1a" officeooo:paragraph-rsid="0012de1a"/>
    </style:style>
    <style:style style:name="P48" style:family="paragraph" style:parent-style-name="Standard">
      <style:text-properties officeooo:rsid="00339f74" officeooo:paragraph-rsid="00339f74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officeooo:rsid="0012de1a" style:font-name-asian="Arial2" style:font-name-complex="Arial2"/>
    </style:style>
    <style:style style:name="T3" style:family="text">
      <style:text-properties style:font-name="Arial" officeooo:rsid="0012ee65" style:font-name-asian="Arial2" style:font-name-complex="Arial2"/>
    </style:style>
    <style:style style:name="T4" style:family="text">
      <style:text-properties style:font-name="Arial" officeooo:rsid="0013429e" style:font-name-asian="Arial2" style:font-name-complex="Arial2"/>
    </style:style>
    <style:style style:name="T5" style:family="text">
      <style:text-properties style:font-name="Arial" officeooo:rsid="0014d306" style:font-name-asian="Arial2" style:font-name-complex="Arial2"/>
    </style:style>
    <style:style style:name="T6" style:family="text">
      <style:text-properties style:font-name="Arial" officeooo:rsid="0017882e" style:font-name-asian="Arial2" style:font-name-complex="Arial2"/>
    </style:style>
    <style:style style:name="T7" style:family="text">
      <style:text-properties style:font-name="Arial" officeooo:rsid="00236472" style:font-name-asian="Arial2" style:font-name-complex="Arial2"/>
    </style:style>
    <style:style style:name="T8" style:family="text">
      <style:text-properties style:font-name="Arial" officeooo:rsid="00238e12" style:font-name-asian="Arial2" style:font-name-complex="Arial2"/>
    </style:style>
    <style:style style:name="T9" style:family="text">
      <style:text-properties style:font-name="Arial" officeooo:rsid="002766ed" style:font-name-asian="Arial2" style:font-name-complex="Arial2"/>
    </style:style>
    <style:style style:name="T10" style:family="text">
      <style:text-properties style:font-name="Arial" style:font-name-asian="Arial2" style:font-name-complex="Arial2" style:font-weight-complex="bold"/>
    </style:style>
    <style:style style:name="T11" style:family="text">
      <style:text-properties style:font-name="Arial" officeooo:rsid="0028f69f" style:font-name-asian="Arial2" style:font-name-complex="Arial2" style:font-weight-complex="bold"/>
    </style:style>
    <style:style style:name="T12" style:family="text">
      <style:text-properties style:font-name="Arial" officeooo:rsid="002fb4dc" style:font-name-asian="Arial2" style:font-name-complex="Arial2" style:font-weight-complex="bold"/>
    </style:style>
    <style:style style:name="T13" style:family="text">
      <style:text-properties style:font-name="Arial" officeooo:rsid="0012de1a" style:font-name-asian="Arial2" style:font-name-complex="Arial2" style:font-weight-complex="bold"/>
    </style:style>
    <style:style style:name="T14" style:family="text">
      <style:text-properties style:font-name="Arial" officeooo:rsid="001aa60b" style:font-name-asian="Arial2" style:font-name-complex="Arial2"/>
    </style:style>
    <style:style style:name="T15" style:family="text">
      <style:text-properties style:font-name="Arial" officeooo:rsid="0028f69f" style:font-name-asian="Arial2" style:font-name-complex="Arial2"/>
    </style:style>
    <style:style style:name="T16" style:family="text">
      <style:text-properties style:font-name="Arial" officeooo:rsid="0029e9e1" style:font-name-asian="Arial2" style:font-name-complex="Arial2"/>
    </style:style>
    <style:style style:name="T17" style:family="text">
      <style:text-properties style:font-name="Arial" officeooo:rsid="00207ad7" style:font-name-asian="Arial2" style:font-name-complex="Arial2"/>
    </style:style>
    <style:style style:name="T18" style:family="text">
      <style:text-properties style:font-name="Arial" officeooo:rsid="001ea304" style:font-name-asian="Arial2" style:font-name-complex="Arial2"/>
    </style:style>
    <style:style style:name="T19" style:family="text">
      <style:text-properties style:font-name="Arial" officeooo:rsid="002ad40c" style:font-name-asian="Arial2" style:font-name-complex="Arial2"/>
    </style:style>
    <style:style style:name="T20" style:family="text">
      <style:text-properties style:font-name="Arial" officeooo:rsid="001177b0" style:font-name-asian="Arial2" style:font-name-complex="Arial2"/>
    </style:style>
    <style:style style:name="T21" style:family="text">
      <style:text-properties style:font-name="Arial" officeooo:rsid="002c9010" style:font-name-asian="Arial2" style:font-name-complex="Arial2"/>
    </style:style>
    <style:style style:name="T22" style:family="text">
      <style:text-properties style:font-name="Arial" officeooo:rsid="002d39ff" style:font-name-asian="Arial2" style:font-name-complex="Arial2"/>
    </style:style>
    <style:style style:name="T23" style:family="text">
      <style:text-properties style:font-name="Arial" officeooo:rsid="0026a57f" style:font-name-asian="Arial2" style:font-name-complex="Arial2"/>
    </style:style>
    <style:style style:name="T24" style:family="text">
      <style:text-properties style:font-name="Arial" officeooo:rsid="002ec601" style:font-name-asian="Arial2" style:font-name-complex="Arial2"/>
    </style:style>
    <style:style style:name="T25" style:family="text">
      <style:text-properties style:font-name="Arial" officeooo:rsid="003037fd" style:font-name-asian="Arial2" style:font-name-complex="Arial2"/>
    </style:style>
    <style:style style:name="T26" style:family="text">
      <style:text-properties style:font-name="Arial" officeooo:rsid="003183f4" style:font-name-asian="Arial2" style:font-name-complex="Arial2"/>
    </style:style>
    <style:style style:name="T27" style:family="text">
      <style:text-properties style:font-name="Arial" officeooo:rsid="0032edce" style:font-name-asian="Arial2" style:font-name-complex="Arial2"/>
    </style:style>
    <style:style style:name="T28" style:family="text">
      <style:text-properties style:font-name="Arial" officeooo:rsid="002fb4dc" style:font-name-asian="Arial2" style:font-name-complex="Arial2"/>
    </style:style>
    <style:style style:name="T29" style:family="text">
      <style:text-properties style:font-name="Arial" officeooo:rsid="003489bd" style:font-name-asian="Arial2" style:font-name-complex="Arial2"/>
    </style:style>
    <style:style style:name="T30" style:family="text">
      <style:text-properties style:font-name="Arial" fo:font-weight="bold" officeooo:rsid="0012de1a" style:font-name-asian="Arial2" style:font-weight-asian="bold" style:font-name-complex="Arial2" style:font-weight-complex="bold"/>
    </style:style>
    <style:style style:name="T31" style:family="text">
      <style:text-properties style:font-name="Arial" fo:language="en" fo:country="GB" officeooo:rsid="0012de1a" style:font-name-asian="Arial2" style:font-name-complex="Arial2"/>
    </style:style>
    <style:style style:name="T32" style:family="text">
      <style:text-properties style:font-name="Arial" fo:language="fi" fo:country="FI" officeooo:rsid="002ad40c" style:font-name-asian="Arial2" style:font-name-complex="Arial2"/>
    </style:style>
    <style:style style:name="T33" style:family="text">
      <style:text-properties style:font-name="Arial" fo:language="fi" fo:country="FI" officeooo:rsid="0012ee65" style:font-name-asian="Arial2" style:font-name-complex="Arial2"/>
    </style:style>
    <style:style style:name="T34" style:family="text">
      <style:text-properties style:font-name="Arial" fo:language="fi" fo:country="FI" officeooo:rsid="001eac13" style:font-name-asian="Arial2" style:font-name-complex="Arial2"/>
    </style:style>
    <style:style style:name="T35" style:family="text">
      <style:text-properties officeooo:rsid="0012de1a"/>
    </style:style>
    <style:style style:name="T36" style:family="text">
      <style:text-properties style:font-name="Arial1"/>
    </style:style>
    <style:style style:name="T37" style:family="text">
      <style:text-properties style:font-name="Arial1" style:font-name-asian="Arial2" style:font-name-complex="Arial2"/>
    </style:style>
    <style:style style:name="T38" style:family="text">
      <style:text-properties officeooo:rsid="0013429e"/>
    </style:style>
    <style:style style:name="T39" style:family="text">
      <style:text-properties officeooo:rsid="0014d306"/>
    </style:style>
    <style:style style:name="T40" style:family="text">
      <style:text-properties officeooo:rsid="0017882e"/>
    </style:style>
    <style:style style:name="T41" style:family="text">
      <style:text-properties officeooo:rsid="001eac13"/>
    </style:style>
    <style:style style:name="T42" style:family="text">
      <style:text-properties officeooo:rsid="00206e37"/>
    </style:style>
    <style:style style:name="T43" style:family="text">
      <style:text-properties officeooo:rsid="00271e33"/>
    </style:style>
    <style:style style:name="T44" style:family="text">
      <style:text-properties officeooo:rsid="002766ed"/>
    </style:style>
    <style:style style:name="T45" style:family="text">
      <style:text-properties officeooo:rsid="002806d6"/>
    </style:style>
    <style:style style:name="T46" style:family="text">
      <style:text-properties style:font-weight-complex="bold"/>
    </style:style>
    <style:style style:name="T47" style:family="text">
      <style:text-properties officeooo:rsid="002766ed" style:font-weight-complex="bold"/>
    </style:style>
    <style:style style:name="T48" style:family="text">
      <style:text-properties officeooo:rsid="002806d6" style:font-weight-complex="bold"/>
    </style:style>
    <style:style style:name="T49" style:family="text">
      <style:text-properties officeooo:rsid="0029e9e1" style:font-weight-complex="bold"/>
    </style:style>
    <style:style style:name="T50" style:family="text">
      <style:text-properties officeooo:rsid="001177b0" style:font-weight-complex="bold"/>
    </style:style>
    <style:style style:name="T51" style:family="text">
      <style:text-properties officeooo:rsid="002c9010" style:font-weight-complex="bold"/>
    </style:style>
    <style:style style:name="T52" style:family="text">
      <style:text-properties officeooo:rsid="002da0c1" style:font-weight-complex="bold"/>
    </style:style>
    <style:style style:name="T53" style:family="text">
      <style:text-properties officeooo:rsid="002dc778" style:font-weight-complex="bold"/>
    </style:style>
    <style:style style:name="T54" style:family="text">
      <style:text-properties officeooo:rsid="0026a57f" style:font-weight-complex="bold"/>
    </style:style>
    <style:style style:name="T55" style:family="text">
      <style:text-properties officeooo:rsid="001aa60b" style:font-weight-complex="bold"/>
    </style:style>
    <style:style style:name="T56" style:family="text">
      <style:text-properties officeooo:rsid="0028f69f" style:font-weight-complex="bold"/>
    </style:style>
    <style:style style:name="T57" style:family="text">
      <style:text-properties officeooo:rsid="0028f69f"/>
    </style:style>
    <style:style style:name="T58" style:family="text">
      <style:text-properties officeooo:rsid="001177b0"/>
    </style:style>
    <style:style style:name="T59" style:family="text">
      <style:text-properties officeooo:rsid="0029e9e1"/>
    </style:style>
    <style:style style:name="T60" style:family="text">
      <style:text-properties fo:language="en" fo:country="GB"/>
    </style:style>
    <style:style style:name="T61" style:family="text">
      <style:text-properties fo:language="en" fo:country="GB" officeooo:rsid="0029e9e1"/>
    </style:style>
    <style:style style:name="T62" style:family="text">
      <style:text-properties officeooo:rsid="002ad40c"/>
    </style:style>
    <style:style style:name="T63" style:family="text">
      <style:text-properties officeooo:rsid="002c9010"/>
    </style:style>
    <style:style style:name="T64" style:family="text">
      <style:text-properties officeooo:rsid="0032edce"/>
    </style:style>
    <style:style style:name="T65" style:family="text">
      <style:text-properties officeooo:rsid="0037d6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>1.<text:span text:style-name="T35">1.</text:span> Register</text:p>
      <text:p text:style-name="P1"><text:span text:style-name="T36"><text:s text:c="2"/>1. </text:span><text:span text:style-name="T37">Ent</text:span><text:span text:style-name="T1">ers full name , </text:span><text:span text:style-name="T9">username and password</text:span><text:span text:style-name="T1"> and press 'Register' button.</text:span></text:p>
      <text:p text:style-name="P12"><text:span text:style-name="T1"><text:s text:c="2"/>- </text:span><text:span text:style-name="T29">user goes to</text:span><text:span text:style-name="T9"> ’Register/Login’ page</text:span></text:p>
      <text:p text:style-name="P14"/>
      <text:p text:style-name="P1"><text:span text:style-name="T2">1</text:span><text:span text:style-name="T1">.</text:span><text:span text:style-name="T2">2.</text:span><text:span text:style-name="T1"> Login</text:span></text:p>
      <text:p text:style-name="P14"><text:s text:c="2"/>1. En<text:span text:style-name="T39">t</text:span>ers user name <text:s/><text:span text:style-name="T44">and password </text:span>and press 'Log in' button.</text:p>
      <text:p text:style-name="P18"><text:s text:c="2"/>- <text:span text:style-name="T44">if Home is not created, <text:s/>comes ’Create Home’ page where user updates Home’s</text:span></text:p>
      <text:p text:style-name="P36"><text:s text:c="4"/>parameters</text:p>
      <text:p text:style-name="P22"><text:s text:c="2"/>- <text:span text:style-name="T63">U</text:span><text:span text:style-name="T47">ser </text:span><text:span text:style-name="T51">move to home page where he</text:span><text:span text:style-name="T47"> sees </text:span><text:span text:style-name="T48">0</text:span><text:span text:style-name="T47"> or more closed room sections with title bar</text:span></text:p>
      <text:p text:style-name="P38"><text:s text:c="4"/>inside home section.</text:p>
      <text:p text:style-name="P14"/>
      <text:p text:style-name="P32">1.3. Logoff</text:p>
      <text:p text:style-name="P16"><text:span text:style-name="T42"><text:s text:c="2"/>1</text:span>. <text:span text:style-name="T44">Press ’logoff’ button </text:span></text:p>
      <text:p text:style-name="P16"><text:s text:c="2"/>- <text:span text:style-name="T44">user goes to ’Register/Login’ page</text:span></text:p>
      <text:p text:style-name="P14"/>
      <text:p text:style-name="P3"><text:span text:style-name="T2">2.1</text:span><text:span text:style-name="T1">. Create Home/</text:span><text:span text:style-name="T5">House</text:span></text:p>
      <text:p text:style-name="P14"><text:s text:c="2"/>1. Enters <text:span text:style-name="T44">parameters</text:span> and press 'Create' button.</text:p>
      <text:p text:style-name="P19"><text:s text:c="3"/>- <text:span text:style-name="T46">User sees new home section with name on its title bar.</text:span></text:p>
      <text:p text:style-name="P14"/>
      <text:p text:style-name="P26">2.2. Modify <text:span text:style-name="T39">House</text:span></text:p>
      <text:p text:style-name="P15"><text:s text:c="2"/>1. Enters <text:span text:style-name="T44">Home’s parameters</text:span> press '<text:span text:style-name="T65">Save</text:span>' button.</text:p>
      <text:p text:style-name="P19"><text:s text:c="2"/>- <text:span text:style-name="T46">User sees new home section with name on its title bar</text:span><text:span text:style-name="T44"> (all rooms closed).</text:span></text:p>
      <text:p text:style-name="P17"/>
      <text:p text:style-name="P1"><text:span text:style-name="T2">2.3</text:span><text:span text:style-name="T1">. Add room</text:span></text:p>
      <text:p text:style-name="P19"><text:s text:c="2"/>1. Selects room type from dropdown list <text:span text:style-name="T45">and room name </text:span>and press 'Add' butto<text:span text:style-name="T45">n.</text:span> <text:s/></text:p>
      <text:p text:style-name="P8"><text:span text:style-name="T1"><text:s text:c="2"/>2. Enters room name <text:s/>and press 'Add' butto</text:span><text:span text:style-name="T21">n.</text:span></text:p>
      <text:p text:style-name="P4"><text:span text:style-name="T1"><text:s text:c="6"/>- </text:span><text:span text:style-name="T26">U</text:span><text:span text:style-name="T10">ser sees new closed room section with name on its title bar inside home</text:span></text:p>
      <text:p text:style-name="P37"><text:s text:c="8"/>section.</text:p>
      <text:p text:style-name="P17"/>
      <text:p text:style-name="P26">2.4. Remove <text:span text:style-name="T40">House</text:span></text:p>
      <text:p text:style-name="P5"><text:span text:style-name="T4"><text:s text:c="2"/>1</text:span><text:span text:style-name="T1">. Press ‘</text:span><text:span text:style-name="T14">delete home’</text:span><text:span text:style-name="T1"> icon on title bar of home section </text:span><text:span text:style-name="T15">and answers </text:span><text:span text:style-name="T14">Yes to question “Are</text:span></text:p>
      <text:p text:style-name="P41"><text:s text:c="6"/>You sure?”</text:p>
      <text:p text:style-name="P20"><text:span text:style-name="T38"><text:s text:c="2"/>- </text:span><text:span text:style-name="T46">User sees landing page with user’s full name and text link to create home.</text:span></text:p>
      <text:p text:style-name="P15"><text:s text:c="2"/></text:p>
      <text:p text:style-name="P26"/>
      <text:p text:style-name="P26">3.1. Modify Room</text:p>
      <text:p text:style-name="P33"><text:s text:c="2"/>1. <text:span text:style-name="T57">User gives </text:span>Room name and room type and press ’Modify’ button</text:p>
      <text:p text:style-name="P27"><text:s text:c="2"/><text:span text:style-name="T40">2. User gives Room name and press ’Modify’ button</text:span></text:p>
      <text:p text:style-name="P5"><text:span text:style-name="T6"><text:s text:c="2"/>3</text:span><text:span text:style-name="T1">. </text:span><text:span text:style-name="T15">User gives </text:span><text:span text:style-name="T6">Room type and press ’Modify’ button</text:span></text:p>
      <text:p text:style-name="P5"><text:span text:style-name="T6"><text:s text:c="2"/></text:span><text:span text:style-name="T22">4. User press ’Cancel’ button</text:span></text:p>
      <text:p text:style-name="P23"><text:s text:c="2"/>- <text:span text:style-name="T57">In all cases u</text:span><text:span text:style-name="T46">ser sees closed room section with name on its title bar. </text:span><text:span text:style-name="T52">In case 4 user</text:span></text:p>
      <text:p text:style-name="P39"><text:s text:c="4"/>sees old info, in other cases user sees new info.</text:p>
      <text:p text:style-name="P26"/>
      <text:p text:style-name="P26">3.2. Remove Room</text:p>
      <text:p text:style-name="P9"><text:span text:style-name="T4">1</text:span><text:span text:style-name="T1">. </text:span><text:span text:style-name="T24">User p</text:span><text:span text:style-name="T1">ress</text:span><text:span text:style-name="T24">es</text:span><text:span text:style-name="T1"> ‘</text:span><text:span text:style-name="T23">Remove’</text:span><text:span text:style-name="T1"> button beside room name </text:span><text:span text:style-name="T15">and answers </text:span><text:span text:style-name="T14">Yes to</text:span></text:p>
      <text:p text:style-name="P5"><text:span text:style-name="T14"><text:s text:c="4"/>question “Ar</text:span><text:span text:style-name="T15">e </text:span><text:span text:style-name="T14">You sure?”</text:span></text:p>
      <text:p text:style-name="P20"><text:span text:style-name="T38">- </text:span><text:span text:style-name="T46">User sees </text:span><text:span text:style-name="T53">home</text:span><text:span text:style-name="T46"> section </text:span><text:span text:style-name="T53">(without deleded room)</text:span><text:span text:style-name="T46">.</text:span></text:p>
      <text:p text:style-name="P43"><text:span text:style-name="T46">2. User presses ‘</text:span><text:span text:style-name="T54">Remove’</text:span><text:span text:style-name="T46"> button beside room name and answer No to </text:span><text:span text:style-name="T55">question “Ar</text:span><text:span text:style-name="T56">e </text:span><text:span text:style-name="T55">You</text:span></text:p>
      <text:p text:style-name="P40"><text:s text:c="3"/>sure?” </text:p>
      <text:p text:style-name="P43"><text:span text:style-name="T55"><text:s text:c="3"/>- </text:span><text:span text:style-name="T50">User sees </text:span><text:span text:style-name="T53">home</text:span><text:span text:style-name="T50"> section </text:span><text:span text:style-name="T53">( room </text:span><text:span text:style-name="T46">is not deleted</text:span><text:span text:style-name="T53">)</text:span><text:span text:style-name="T50">.</text:span></text:p>
      <text:p text:style-name="P29"/>
      <text:p text:style-name="P26"><text:soft-page-break/>3.3. Add Device</text:p>
      <text:p text:style-name="P47"><text:span text:style-name="T1"><text:s text:c="2"/>1. Select device type and </text:span><text:span text:style-name="T15">device name and devi</text:span><text:span text:style-name="T27">c</text:span><text:span text:style-name="T15">e ID and </text:span><text:span text:style-name="T1">press 'Add' button.</text:span></text:p>
      <text:p text:style-name="P5"><text:span text:style-name="T1"><text:s text:c="6"/>- </text:span><text:span text:style-name="T25">U</text:span><text:span text:style-name="T11">ser sees new device box with name on its title bar inside room section.</text:span></text:p>
      <text:p text:style-name="P26"/>
      <text:p text:style-name="P26">3.4. Open Room View</text:p>
      <text:p text:style-name="P5"><text:span text:style-name="T1"><text:s text:c="2"/></text:span><text:span text:style-name="T2">1</text:span><text:span text:style-name="T1">. </text:span><text:span text:style-name="T15">User p</text:span><text:span text:style-name="T1">ress</text:span><text:span text:style-name="T15">es</text:span><text:span text:style-name="T1"> open (‘v’) icon on title bar of room section.</text:span></text:p>
      <text:p text:style-name="P5"><text:span text:style-name="T2"><text:s text:c="6"/>- </text:span><text:span text:style-name="T10">User sees </text:span><text:span text:style-name="T11">0</text:span><text:span text:style-name="T10"> or more device boxes with name on its/their title bar inside room section.</text:span></text:p>
      <text:p text:style-name="P14"/>
      <text:p text:style-name="P26">4.1. <text:s/>Modify Device</text:p>
      <text:p text:style-name="P34"><text:s text:c="2"/>1. <text:span text:style-name="T57">Select d</text:span>evice name and device type <text:span text:style-name="T64">and device ID </text:span>and press ’Modify’ button</text:p>
      <text:p text:style-name="P28"><text:s text:c="2"/><text:span text:style-name="T40">2. Select device name and press ’Modify’ button</text:span></text:p>
      <text:p text:style-name="P5"><text:span text:style-name="T7"><text:s text:c="2"/>3</text:span><text:span text:style-name="T1">. </text:span><text:span text:style-name="T6">Select device </text:span><text:span text:style-name="T15">type</text:span><text:span text:style-name="T6"> and press ’Modify’ button</text:span></text:p>
      <text:p text:style-name="P10"><text:span text:style-name="T6"><text:s text:c="2"/></text:span><text:span text:style-name="T27">4</text:span><text:span text:style-name="T6">. Select device </text:span><text:span text:style-name="T27">ID</text:span><text:span text:style-name="T6"> and press ’Modify’ button</text:span></text:p>
      <text:p text:style-name="P20"><text:s text:c="6"/>- <text:span text:style-name="T57">In all cases u</text:span><text:span text:style-name="T46">ser sees device box with name on its title bar inside room section.</text:span></text:p>
      <text:p text:style-name="P26"/>
      <text:p text:style-name="P26">4.2. Move Device</text:p>
      <text:p text:style-name="P6"><text:span text:style-name="T4">1</text:span><text:span text:style-name="T1">. </text:span><text:span text:style-name="T16">User presses ‘</text:span><text:span text:style-name="T17">move device</text:span><text:span text:style-name="T16">’ icon on title bar of device box. The user s</text:span><text:span text:style-name="T1">elects room from</text:span></text:p>
      <text:p text:style-name="P6"><text:span text:style-name="T1"><text:s text:c="4"/>dropdown list </text:span><text:span text:style-name="T16">and press ’Move’ button.</text:span></text:p>
      <text:p text:style-name="P21"><text:s text:c="5"/>- <text:span text:style-name="T59">D</text:span><text:span text:style-name="T46">evice box </text:span><text:span text:style-name="T49">dissappear from</text:span><text:span text:style-name="T46"> room section.</text:span></text:p>
      <text:p text:style-name="P26"/>
      <text:p text:style-name="P26">4.3. Remove Device</text:p>
      <text:p text:style-name="P6"><text:span text:style-name="T1"><text:s text:c="2"/></text:span><text:span text:style-name="T4">1</text:span><text:span text:style-name="T1">. </text:span><text:span text:style-name="T16">User presses ‘</text:span><text:span text:style-name="T18">delete device</text:span><text:span text:style-name="T16">’ icon on title bar of device box </text:span><text:span text:style-name="T15">and answers </text:span><text:span text:style-name="T14">Yes to</text:span></text:p>
      <text:p text:style-name="P6"><text:span text:style-name="T14"><text:s text:c="6"/>question “Ar</text:span><text:span text:style-name="T15">e </text:span><text:span text:style-name="T14">You sure?</text:span></text:p>
      <text:p text:style-name="P35"><text:s text:c="6"/><text:span text:style-name="T58">- D</text:span><text:span text:style-name="T50">evice box </text:span><text:span text:style-name="T49">dissappear from</text:span><text:span text:style-name="T50"> room section.</text:span></text:p>
      <text:p text:style-name="P26"/>
      <text:p text:style-name="P26">4.4. Add Function</text:p>
      <text:p text:style-name="P30"><text:s text:c="2"/>1. <text:span text:style-name="T59">User presses ‘add function’ icon on title bar of device box and enters function id and</text:span></text:p>
      <text:p text:style-name="P30"><text:span text:style-name="T59"><text:s text:c="6"/>name, selects function type (</text:span><text:span text:style-name="T61">e.g.</text:span><text:span text:style-name="T59"> on/off switch) from dropdown list and press 'Add'</text:span></text:p>
      <text:p text:style-name="P42"><text:s text:c="6"/>button.</text:p>
      <text:p text:style-name="P26"><text:s text:c="2"/>2. Enters function <text:span text:style-name="T62">id</text:span> and press 'Add' button.</text:p>
      <text:p text:style-name="P31"><text:s text:c="2"/>3. Enters function <text:span text:style-name="T62">name</text:span> and press 'Add' button.</text:p>
      <text:p text:style-name="P31"><text:s text:c="2"/>4. <text:span text:style-name="T59">S</text:span>elects function type and press 'Add' button.</text:p>
      <text:p text:style-name="P6"><text:span text:style-name="T2">-</text:span><text:span text:style-name="T30"> </text:span><text:span text:style-name="T19">In all cases us</text:span><text:span text:style-name="T2">er sees new function icon (</text:span><text:span text:style-name="T31">e.g.</text:span><text:span text:style-name="T2"> on/off switch) inside device box.</text:span></text:p>
      <text:p text:style-name="P30"/>
      <text:p text:style-name="P48"><text:span text:style-name="T2">4.</text:span><text:span text:style-name="T1">5 </text:span><text:span text:style-name="T28">Open device view</text:span></text:p>
      <text:p text:style-name="P48"><text:span text:style-name="T28"><text:s text:c="3"/></text:span><text:span text:style-name="T2">1</text:span><text:span text:style-name="T20">. </text:span><text:span text:style-name="T15">User p</text:span><text:span text:style-name="T20">ress</text:span><text:span text:style-name="T15">es</text:span><text:span text:style-name="T20"> open (‘v’) icon on title bar of </text:span><text:span text:style-name="T1">device box</text:span><text:span text:style-name="T20">.</text:span></text:p>
      <text:p text:style-name="P11"><text:span text:style-name="T2"><text:s text:c="4"/>- </text:span><text:span text:style-name="T30"><text:s/></text:span><text:span text:style-name="T2">User sees </text:span><text:span text:style-name="T12">device box</text:span><text:span text:style-name="T13"> view that includes one or more </text:span><text:span text:style-name="T2">function icon (</text:span><text:span text:style-name="T31">e.g.</text:span><text:span text:style-name="T2"> on/off</text:span></text:p>
      <text:p text:style-name="P11"><text:span text:style-name="T2"><text:s text:c="7"/>switch) inside device box</text:span><text:span text:style-name="T10">.</text:span></text:p>
      <text:p text:style-name="P44"/>
      <text:p text:style-name="P17"/>
      <text:p text:style-name="P24">5.<text:span text:style-name="T43">1</text:span>. Change State/<text:span text:style-name="T41">Control function</text:span></text:p>
      <text:p text:style-name="P2"><text:span text:style-name="T2"><text:s text:c="2"/></text:span><text:span text:style-name="T3">1</text:span><text:span text:style-name="T1">. </text:span><text:span text:style-name="T19">User presses ’function’ icon in device box</text:span></text:p>
      <text:p text:style-name="P25"><text:s text:c="6"/>- User sees changed function state (<text:span text:style-name="T60">e.g. </text:span>switch turned on) inside device box.</text:p>
      <text:p text:style-name="P14"/>
      <text:p text:style-name="P46"><text:span text:style-name="T1">5.2. Verify State/</text:span><text:span text:style-name="T8">Show Function State</text:span></text:p>
      <text:p text:style-name="P7"><text:span text:style-name="T2"><text:s text:c="2"/></text:span><text:span text:style-name="T8">1</text:span><text:span text:style-name="T1">. </text:span><text:span text:style-name="T32">This seems to be same that </text:span><text:span text:style-name="T33">Change State/</text:span><text:span text:style-name="T34">Control function. </text:span><text:span text:style-name="T32">Where we use this?</text:span></text:p>
      <text:p text:style-name="P45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2:17:21.373000000</meta:creation-date>
    <dc:date>2019-01-15T15:01:13.505000000</dc:date>
    <meta:editing-duration>PT5H54M28S</meta:editing-duration>
    <meta:editing-cycles>30</meta:editing-cycles>
    <meta:generator>LibreOffice/6.0.7.3$Windows_X86_64 LibreOffice_project/dc89aa7a9eabfd848af146d5086077aeed2ae4a5</meta:generator>
    <meta:document-statistic meta:table-count="0" meta:image-count="0" meta:object-count="0" meta:page-count="3" meta:paragraph-count="79" meta:word-count="664" meta:character-count="3822" meta:non-whitespace-character-count="3045"/>
  </office:meta>
</office:document-meta>
</file>